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ba1e" officeooo:paragraph-rsid="001aba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stdlib.h&gt;</text:p>
      <text:p text:style-name="P1">#include"1015_test.h"</text:p>
      <text:p text:style-name="P1">int main()</text:p>
      <text:p text:style-name="P1">{</text:p>
      <text:p text:style-name="P1"><text:tab/>struct node *root=NULL,*new_node=NULL,*p=NULL,*ptr=NULL;</text:p>
      <text:p text:style-name="P1"><text:tab/>int i=0;</text:p>
      <text:p text:style-name="P1"><text:tab/>for(i=0;i&lt;10;i++)</text:p>
      <text:p text:style-name="P1"><text:tab/>{</text:p>
      <text:p text:style-name="P1"><text:tab/>new_node=createnode();</text:p>
      <text:p text:style-name="P1"><text:tab/>if(root==NULL)</text:p>
      <text:p text:style-name="P1"><text:tab/>{</text:p>
      <text:p text:style-name="P1"><text:tab/><text:tab/>root=new_node;</text:p>
      <text:p text:style-name="P1"><text:tab/><text:tab/>p=new_node;</text:p>
      <text:p text:style-name="P1"><text:tab/>}</text:p>
      <text:p text:style-name="P1"><text:tab/>else</text:p>
      <text:p text:style-name="P1"><text:tab/>{</text:p>
      <text:p text:style-name="P1"><text:tab/><text:tab/>p-&gt;ptr_next=new_node;</text:p>
      <text:p text:style-name="P1"><text:tab/><text:tab/>p=p-&gt;ptr_next;</text:p>
      <text:p text:style-name="P1"><text:tab/>}</text:p>
      <text:p text:style-name="P1"><text:tab/>}</text:p>
      <text:p text:style-name="P1"><text:tab/>print_LL(root);</text:p>
      <text:p text:style-name="P1"><text:tab/>ptr=root;</text:p>
      <text:p text:style-name="P1"><text:tab/>printf("after swapping\n");</text:p>
      <text:p text:style-name="P1"><text:tab/>root=swap_node(ptr);</text:p>
      <text:p text:style-name="P1"><text:tab/>print_LL(root);<text:tab/></text:p>
      <text:p text:style-name="P1">}</text:p>
      <text:p text:style-name="P1">struct node* createnode()</text:p>
      <text:p text:style-name="P1">{</text:p>
      <text:p text:style-name="P1"><text:tab/>struct node *new_node;</text:p>
      <text:p text:style-name="P1"><text:tab/>new_node=(struct node*)malloc(sizeof(struct node));</text:p>
      <text:p text:style-name="P1"><text:tab/>if(new_node==NULL)</text:p>
      <text:p text:style-name="P1"><text:tab/><text:tab/>printf("malloc failed\n");</text:p>
      <text:p text:style-name="P1"><text:tab/>printf("enter the data in node\n");</text:p>
      <text:p text:style-name="P1"><text:tab/>scanf("%d",&amp;new_node-&gt;data);</text:p>
      <text:p text:style-name="P1"><text:s text:c="7"/><text:tab/>new_node-&gt;ptr_next=NULL;</text:p>
      <text:p text:style-name="P1"><text:tab/>return new_node;</text:p>
      <text:p text:style-name="P1">}</text:p>
      <text:p text:style-name="P1">void print_LL(node *root)</text:p>
      <text:p text:style-name="P1">{</text:p>
      <text:p text:style-name="P1"><text:tab/>node *p=root;</text:p>
      <text:p text:style-name="P1"><text:tab/>if(root==NULL)</text:p>
      <text:p text:style-name="P1"><text:tab/><text:tab/>printf("list is empty\n");</text:p>
      <text:p text:style-name="P1"><text:tab/>while(p!=NULL)</text:p>
      <text:p text:style-name="P1"><text:tab/>{</text:p>
      <text:p text:style-name="P1"><text:tab/><text:tab/>printf("%d\t",p-&gt;data);</text:p>
      <text:p text:style-name="P1"><text:tab/><text:tab/>p=p-&gt;ptr_next;</text:p>
      <text:p text:style-name="P1"><text:tab/>}</text:p>
      <text:p text:style-name="P1">}</text:p>
      <text:p text:style-name="P1">node* swap_node(node *ptr)</text:p>
      <text:p text:style-name="P1">{</text:p>
      <text:p text:style-name="P1"><text:tab/>node *root=ptr;</text:p>
      <text:p text:style-name="P1"><text:soft-page-break/><text:tab/>node *n=ptr-&gt;ptr_next;</text:p>
      <text:p text:style-name="P1"><text:tab/>node *q=ptr-&gt;ptr_next_next;</text:p>
      <text:p text:style-name="P1"><text:tab/>ptr-&gt;ptr_next=q;</text:p>
      <text:p text:style-name="P1"><text:tab/>n-&gt;ptr_next=ptr;</text:p>
      <text:p text:style-name="P1"><text:tab/>root=n;</text:p>
      <text:p text:style-name="P1"><text:tab/>return root;</text:p>
      <text:p text:style-name="P1">}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5:55:26.768275954</meta:creation-date>
    <dc:date>2018-07-17T15:55:39.801999654</dc:date>
    <meta:editing-duration>PT13S</meta:editing-duration>
    <meta:editing-cycles>1</meta:editing-cycles>
    <meta:document-statistic meta:table-count="0" meta:image-count="0" meta:object-count="0" meta:page-count="2" meta:paragraph-count="59" meta:word-count="87" meta:character-count="924" meta:non-whitespace-character-count="836"/>
    <meta:generator>LibreOffice/5.1.6.2$Linux_X86_64 LibreOffice_project/10m0$Build-2</meta:generator>
  </office:meta>
</office:document-meta>
</file>